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935540207986" calcext:value-type="float">
            <text:p>95,94</text:p>
          </table:table-cell>
          <table:table-cell table:style-name="ce3" table:formula="of:=([.F2]/12597)*100" office:value-type="float" office:value="4.06445979201397" calcext:value-type="float">
            <text:p>4,06</text:p>
          </table:table-cell>
          <table:table-cell/>
          <table:table-cell table:style-name="ce4" table:formula="of:=[.E18]+[.H18]" office:value-type="float" office:value="12085" calcext:value-type="float">
            <text:p>12085</text:p>
          </table:table-cell>
          <table:table-cell table:formula="of:=12597-[.E2]" office:value-type="float" office:value="512" calcext:value-type="float">
            <text:p>512</text:p>
          </table:table-cell>
          <table:table-cell office:value-type="float" office:value="0.0122249126434" calcext:value-type="float">
            <text:p>0,0122249126</text:p>
          </table:table-cell>
          <table:table-cell office:value-type="float" office:value="24.24533391" calcext:value-type="float">
            <text:p>24,2453339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958482178296" calcext:value-type="float">
            <text:p>95,90</text:p>
          </table:table-cell>
          <table:table-cell table:style-name="ce3" table:formula="of:=([.F3]/12597)*100" office:value-type="float" office:value="4.10415178217036" calcext:value-type="float">
            <text:p>4,10</text:p>
          </table:table-cell>
          <table:table-cell/>
          <table:table-cell table:style-name="ce4" table:formula="of:=[.E19]+[.H19]" office:value-type="float" office:value="12080" calcext:value-type="float">
            <text:p>12080</text:p>
          </table:table-cell>
          <table:table-cell table:formula="of:=12597-[.E3]" office:value-type="float" office:value="517" calcext:value-type="float">
            <text:p>517</text:p>
          </table:table-cell>
          <table:table-cell office:value-type="float" office:value="0.0121819972992" calcext:value-type="float">
            <text:p>0,0121819973</text:p>
          </table:table-cell>
          <table:table-cell office:value-type="float" office:value="23.7767488956" calcext:value-type="float">
            <text:p>23,77674889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720330237358" calcext:value-type="float">
            <text:p>95,87</text:p>
          </table:table-cell>
          <table:table-cell table:style-name="ce3" table:formula="of:=([.F4]/12597)*100" office:value-type="float" office:value="4.12796697626419" calcext:value-type="float">
            <text:p>4,13</text:p>
          </table:table-cell>
          <table:table-cell/>
          <table:table-cell table:style-name="ce4" table:formula="of:=[.E20]+[.H20]" office:value-type="float" office:value="12077" calcext:value-type="float">
            <text:p>12077</text:p>
          </table:table-cell>
          <table:table-cell table:formula="of:=12597-[.E4]" office:value-type="float" office:value="520" calcext:value-type="float">
            <text:p>520</text:p>
          </table:table-cell>
          <table:table-cell office:value-type="float" office:value="0.0126910209656" calcext:value-type="float">
            <text:p>0,012691021</text:p>
          </table:table-cell>
          <table:table-cell office:value-type="float" office:value="23.812764883" calcext:value-type="float">
            <text:p>23,8127648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0069857902675" calcext:value-type="float">
            <text:p>96,01</text:p>
          </table:table-cell>
          <table:table-cell table:style-name="ce3" table:formula="of:=([.F5]/12597)*100" office:value-type="float" office:value="3.99301420973248" calcext:value-type="float">
            <text:p>3,99</text:p>
          </table:table-cell>
          <table:table-cell/>
          <table:table-cell table:style-name="ce4" table:formula="of:=[.E21]+[.H21]" office:value-type="float" office:value="12094" calcext:value-type="float">
            <text:p>12094</text:p>
          </table:table-cell>
          <table:table-cell table:formula="of:=12597-[.E5]" office:value-type="float" office:value="503" calcext:value-type="float">
            <text:p>503</text:p>
          </table:table-cell>
          <table:table-cell office:value-type="float" office:value="0.012167930603" calcext:value-type="float">
            <text:p>0,0121679306</text:p>
          </table:table-cell>
          <table:table-cell office:value-type="float" office:value="23.8206329346" calcext:value-type="float">
            <text:p>23,82063293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9672938001111" calcext:value-type="float">
            <text:p>95,97</text:p>
          </table:table-cell>
          <table:table-cell table:style-name="ce3" table:formula="of:=([.F6]/12597)*100" office:value-type="float" office:value="4.03270619988886" calcext:value-type="float">
            <text:p>4,03</text:p>
          </table:table-cell>
          <table:table-cell/>
          <table:table-cell table:style-name="ce4" table:formula="of:=[.E22]+[.H22]" office:value-type="float" office:value="12089" calcext:value-type="float">
            <text:p>12089</text:p>
          </table:table-cell>
          <table:table-cell table:formula="of:=12597-[.E6]" office:value-type="float" office:value="508" calcext:value-type="float">
            <text:p>508</text:p>
          </table:table-cell>
          <table:table-cell office:value-type="float" office:value="0.0125200748444" calcext:value-type="float">
            <text:p>0,0125200748</text:p>
          </table:table-cell>
          <table:table-cell office:value-type="float" office:value="23.8247148991" calcext:value-type="float">
            <text:p>23,82471489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945463205525" calcext:value-type="float">
            <text:p>97,09</text:p>
          </table:table-cell>
          <table:table-cell table:style-name="ce3" table:formula="of:=([.F7]/12597)*100" office:value-type="float" office:value="2.90545367944749" calcext:value-type="float">
            <text:p>2,91</text:p>
          </table:table-cell>
          <table:table-cell/>
          <table:table-cell table:style-name="ce4" table:formula="of:=[.E23]+[.H23]" office:value-type="float" office:value="12231" calcext:value-type="float">
            <text:p>12231</text:p>
          </table:table-cell>
          <table:table-cell table:formula="of:=12597-[.E7]" office:value-type="float" office:value="366" calcext:value-type="float">
            <text:p>366</text:p>
          </table:table-cell>
          <table:table-cell office:value-type="float" office:value="0.0120170116425" calcext:value-type="float">
            <text:p>0,0120170116</text:p>
          </table:table-cell>
          <table:table-cell office:value-type="float" office:value="23.822024107" calcext:value-type="float">
            <text:p>23,82202410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3403985075812" calcext:value-type="float">
            <text:p>96,34</text:p>
          </table:table-cell>
          <table:table-cell table:style-name="ce3" table:formula="of:=([.F8]/12597)*100" office:value-type="float" office:value="3.65960149241883" calcext:value-type="float">
            <text:p>3,66</text:p>
          </table:table-cell>
          <table:table-cell/>
          <table:table-cell table:style-name="ce4" table:formula="of:=[.E24]+[.H24]" office:value-type="float" office:value="12136" calcext:value-type="float">
            <text:p>12136</text:p>
          </table:table-cell>
          <table:table-cell table:formula="of:=12597-[.E8]" office:value-type="float" office:value="461" calcext:value-type="float">
            <text:p>461</text:p>
          </table:table-cell>
          <table:table-cell office:value-type="float" office:value="0.0122230052948" calcext:value-type="float">
            <text:p>0,0122230053</text:p>
          </table:table-cell>
          <table:table-cell office:value-type="float" office:value="23.821641922" calcext:value-type="float">
            <text:p>23,82164192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4909899182345" calcext:value-type="float">
            <text:p>95,49</text:p>
          </table:table-cell>
          <table:table-cell table:style-name="ce3" table:formula="of:=([.F9]/12597)*100" office:value-type="float" office:value="4.5090100817655" calcext:value-type="float">
            <text:p>4,51</text:p>
          </table:table-cell>
          <table:table-cell/>
          <table:table-cell table:style-name="ce4" table:formula="of:=[.E25]+[.H25]" office:value-type="float" office:value="12029" calcext:value-type="float">
            <text:p>12029</text:p>
          </table:table-cell>
          <table:table-cell table:formula="of:=12597-[.E9]" office:value-type="float" office:value="568" calcext:value-type="float">
            <text:p>568</text:p>
          </table:table-cell>
          <table:table-cell office:value-type="float" office:value="0.012148141861" calcext:value-type="float">
            <text:p>0,0121481419</text:p>
          </table:table-cell>
          <table:table-cell office:value-type="float" office:value="23.7728140354" calcext:value-type="float">
            <text:p>23,772814035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4592363261094" calcext:value-type="float">
            <text:p>95,46</text:p>
          </table:table-cell>
          <table:table-cell table:style-name="ce3" table:formula="of:=([.F10]/12597)*100" office:value-type="float" office:value="4.54076367389061" calcext:value-type="float">
            <text:p>4,54</text:p>
          </table:table-cell>
          <table:table-cell/>
          <table:table-cell table:style-name="ce4" table:formula="of:=[.E26]+[.H26]" office:value-type="float" office:value="12025" calcext:value-type="float">
            <text:p>12025</text:p>
          </table:table-cell>
          <table:table-cell table:formula="of:=12597-[.E10]" office:value-type="float" office:value="572" calcext:value-type="float">
            <text:p>572</text:p>
          </table:table-cell>
          <table:table-cell office:value-type="float" office:value="0.0123469829559" calcext:value-type="float">
            <text:p>0,012346983</text:p>
          </table:table-cell>
          <table:table-cell office:value-type="float" office:value="23.7703869343" calcext:value-type="float">
            <text:p>23,770386934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962054457411" calcext:value-type="float">
            <text:p>97,40</text:p>
          </table:table-cell>
          <table:table-cell table:style-name="ce3" table:formula="of:=([.F11]/12597)*100" office:value-type="float" office:value="2.60379455425895" calcext:value-type="float">
            <text:p>2,60</text:p>
          </table:table-cell>
          <table:table-cell/>
          <table:table-cell table:style-name="ce4" table:formula="of:=[.E27]+[.H27]" office:value-type="float" office:value="12269" calcext:value-type="float">
            <text:p>12269</text:p>
          </table:table-cell>
          <table:table-cell table:formula="of:=12597-[.E11]" office:value-type="float" office:value="328" calcext:value-type="float">
            <text:p>328</text:p>
          </table:table-cell>
          <table:table-cell office:value-type="float" office:value="0.0128297805786" calcext:value-type="float">
            <text:p>0,0128297806</text:p>
          </table:table-cell>
          <table:table-cell office:value-type="float" office:value="23.77439785" calcext:value-type="float">
            <text:p>23,774397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1459077558149" calcext:value-type="float">
            <text:p>96,1459077558</text:p>
          </table:table-cell>
          <table:table-cell table:formula="of:=AVERAGE([.C2:.C11])" office:value-type="float" office:value="3.85409224418512" calcext:value-type="float">
            <text:p>3,85409224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11.5" calcext:value-type="float">
            <text:p>12111,5</text:p>
          </table:table-cell>
          <table:table-cell table:formula="of:=AVERAGE([.F2:.F11])" office:value-type="float" office:value="485.5" calcext:value-type="float">
            <text:p>485,5</text:p>
          </table:table-cell>
          <table:table-cell table:formula="of:=SUM([.G2:.G11])/10" office:value-type="float" office:value="0.01233508586884" calcext:value-type="float">
            <text:p>0,0123350859</text:p>
          </table:table-cell>
          <table:table-cell table:formula="of:=SUM([.H2:.H11])/10" office:value-type="float" office:value="23.8441460371" calcext:value-type="float">
            <text:p>23,844146037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13.5" calcext:value-type="float">
            <text:p>5713,5</text:p>
          </table:table-cell>
          <table:table-cell table:formula="of:=AVERAGE([.G18:.G27])" office:value-type="float" office:value="149.2" calcext:value-type="float">
            <text:p>149,2</text:p>
          </table:table-cell>
          <table:table-cell/>
          <table:table-cell office:value-type="float" office:value="5634" calcext:value-type="float">
            <text:p>563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table:formula="of:=12597-SUM([.E18:.G18])" office:value-type="float" office:value="6451" calcext:value-type="float">
            <text:p>64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6.3" calcext:value-type="float">
            <text:p>336,3</text:p>
          </table:table-cell>
          <table:table-cell table:formula="of:=AVERAGE([.H18:.H27])" office:value-type="float" office:value="6398" calcext:value-type="float">
            <text:p>6398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table:formula="of:=12597-SUM([.E19:.G19])" office:value-type="float" office:value="6427" calcext:value-type="float">
            <text:p>64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2" calcext:value-type="float">
            <text:p>5572</text:p>
          </table:table-cell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table:formula="of:=12597-SUM([.E20:.G20])" office:value-type="float" office:value="6505" calcext:value-type="float">
            <text:p>65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13.5" calcext:value-type="float">
            <text:p>5713,5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345" calcext:value-type="float">
            <text:p>345</text:p>
          </table:table-cell>
          <table:table-cell office:value-type="float" office:value="158" calcext:value-type="float">
            <text:p>158</text:p>
          </table:table-cell>
          <table:table-cell table:formula="of:=12597-SUM([.E21:.G21])" office:value-type="float" office:value="6448" calcext:value-type="float">
            <text:p>64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3" calcext:value-type="float">
            <text:p>336,3</text:p>
          </table:table-cell>
          <table:table-cell table:number-columns-repeated="2"/>
          <table:table-cell office:value-type="float" office:value="5717" calcext:value-type="float">
            <text:p>5717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49.2" calcext:value-type="float">
            <text:p>149,2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table:formula="of:=12597-SUM([.E23:.G23])" office:value-type="float" office:value="6365" calcext:value-type="float">
            <text:p>636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" calcext:value-type="float">
            <text:p>6398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47" calcext:value-type="float">
            <text:p>347</text:p>
          </table:table-cell>
          <table:table-cell office:value-type="float" office:value="114" calcext:value-type="float">
            <text:p>114</text:p>
          </table:table-cell>
          <table:table-cell table:formula="of:=12597-SUM([.E24:.G24])" office:value-type="float" office:value="6340" calcext:value-type="float">
            <text:p>634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383" calcext:value-type="float">
            <text:p>383</text:p>
          </table:table-cell>
          <table:table-cell office:value-type="float" office:value="185" calcext:value-type="float">
            <text:p>185</text:p>
          </table:table-cell>
          <table:table-cell table:formula="of:=12597-SUM([.E25:.G25])" office:value-type="float" office:value="6355" calcext:value-type="float">
            <text:p>635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0" calcext:value-type="float">
            <text:p>5590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table:formula="of:=12597-SUM([.E26:.G26])" office:value-type="float" office:value="6435" calcext:value-type="float">
            <text:p>643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87" calcext:value-type="float">
            <text:p>5987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table:formula="of:=12597-SUM([.E27:.G27])" office:value-type="float" office:value="6282" calcext:value-type="float">
            <text:p>62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1459077558149" calcext:value-type="float">
            <text:p>0,9614590776</text:p>
          </table:table-cell>
          <table:table-cell table:number-columns-repeated="2"/>
          <table:table-cell table:formula="of:=SUM([.E18:.E27])/10" office:value-type="float" office:value="5713.5" calcext:value-type="float">
            <text:p>5713,5</text:p>
          </table:table-cell>
          <table:table-cell table:formula="of:=SUM([.F18:.F27])/10" office:value-type="float" office:value="336.3" calcext:value-type="float">
            <text:p>336,3</text:p>
          </table:table-cell>
          <table:table-cell table:formula="of:=SUM([.G18:.G27])/10" office:value-type="float" office:value="149.2" calcext:value-type="float">
            <text:p>149,2</text:p>
          </table:table-cell>
          <table:table-cell table:formula="of:=SUM([.H18:.H27])/10" office:value-type="float" office:value="6398" calcext:value-type="float">
            <text:p>639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85409224418512" calcext:value-type="float">
            <text:p>0,0385409224</text:p>
          </table:table-cell>
          <table:table-cell table:number-columns-repeated="2"/>
          <table:table-cell table:formula="of:=SUM([.E18:.E27])" office:value-type="float" office:value="57135" calcext:value-type="float">
            <text:p>57135</text:p>
          </table:table-cell>
          <table:table-cell table:formula="of:=SUM([.F18:.F27])" office:value-type="float" office:value="3363" calcext:value-type="float">
            <text:p>3363</text:p>
          </table:table-cell>
          <table:table-cell table:formula="of:=SUM([.G18:.G27])" office:value-type="float" office:value="1492" calcext:value-type="float">
            <text:p>1492</text:p>
          </table:table-cell>
          <table:table-cell table:formula="of:=SUM([.H18:.H27])" office:value-type="float" office:value="63980" calcext:value-type="float">
            <text:p>6398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455097480683" calcext:value-type="float">
            <text:p>0,9745509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61624816239" calcext:value-type="float">
            <text:p>0,95006162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8:05.972491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7S</meta:editing-duration>
    <meta:editing-cycles>7</meta:editing-cycles>
    <meta:generator>LibreOffice/5.1.6.2$Linux_X86_64 LibreOffice_project/10m0$Build-2</meta:generator>
    <dc:date>2018-01-24T01:28:41.063072981</dc:date>
    <meta:document-statistic meta:table-count="1" meta:cell-count="171" meta:object-count="0"/>
  </office:meta>
</office:document-meta>
</file>